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style:font-name="Comic Sans MS" fo:font-size="12pt" officeooo:rsid="002e6a4a" officeooo:paragraph-rsid="002e6a4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Comic Sans MS" fo:font-size="16pt" officeooo:rsid="002e6a4a" officeooo:paragraph-rsid="002e6a4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omic Sans MS" fo:font-size="10pt" officeooo:rsid="002e6a4a" officeooo:paragraph-rsid="002e6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rddraal</text:p>
      <text:p text:style-name="P3">medio, legale malvagio</text:p>
      <text:p text:style-name="P1"><text:line-break/>classe armatura<text:tab/>15</text:p>
      <text:p text:style-name="P1">punti vita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8:38:21.869000000</meta:creation-date>
    <meta:generator>LibreOffice/7.0.4.2$Windows_X86_64 LibreOffice_project/dcf040e67528d9187c66b2379df5ea4407429775</meta:generator>
    <dc:date>2022-12-02T16:26:56.443000000</dc:date>
    <meta:editing-duration>P2DT3H45M5S</meta:editing-duration>
    <meta:editing-cycles>17</meta:editing-cycles>
    <meta:document-statistic meta:table-count="0" meta:image-count="0" meta:object-count="0" meta:page-count="1" meta:paragraph-count="4" meta:word-count="9" meta:character-count="62" meta:non-whitespace-character-count="54"/>
  </office:meta>
</office:document-meta>
</file>